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25in" style:rel-column-width="30756*"/>
    </style:style>
    <style:style style:name="Table1.B" style:family="table-column">
      <style:table-column-properties style:column-width="0.3931in" style:rel-column-width="3719*"/>
    </style:style>
    <style:style style:name="Table1.C" style:family="table-column">
      <style:table-column-properties style:column-width="3.2819in" style:rel-column-width="31060*"/>
    </style:style>
    <style:style style:name="Table1.A1" style:family="table-cell">
      <style:table-cell-properties fo:padding="0.0382in" fo:border="none"/>
    </style:style>
    <style:style style:name="P1" style:family="paragraph" style:parent-style-name="Standard">
      <style:text-properties style:font-name="Georgia" fo:font-size="14pt" style:font-size-asian="14pt" style:font-size-complex="14pt"/>
    </style:style>
    <style:style style:name="P2" style:family="paragraph" style:parent-style-name="Standard">
      <style:paragraph-properties fo:text-align="center" style:justify-single-word="false"/>
      <style:text-properties style:font-name="Georgia"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Georgia"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Table_20_Contents">
      <style:text-properties style:font-name="Georgia" fo:font-size="14pt" style:font-size-asian="14pt" style:font-size-complex="14pt"/>
    </style:style>
    <style:style style:name="P5" style:family="paragraph" style:parent-style-name="Table_20_Contents">
      <style:paragraph-properties fo:text-align="center" style:justify-single-word="false"/>
      <style:text-properties style:font-name="Georgia" fo:font-size="14pt" style:font-size-asian="14pt" style:font-size-complex="14pt"/>
    </style:style>
    <style:style style:name="P6" style:family="paragraph" style:parent-style-name="Standard">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depedent Contractor Agreement</text:p>
      <text:p text:style-name="P1"/>
      <text:p text:style-name="P1"/>
      <text:p text:style-name="P1"><text:span text:style-name="T1">AGREEMENT</text:span>, dated <text:span text:style-name="T1">March 3, 2010</text:span> between <text:span text:style-name="T1">Dangerous Precedent Ltd</text:span>. (hereinafter "the Contractee") and <text:span text:style-name="T1">Jonas Rezende Aguila Galvez</text:span> (hereinafter "the Independent Contractor").</text:p>
      <text:p text:style-name="P1"/>
      <text:p text:style-name="P1">Now, therefore, the parties hereto agree as follows:</text:p>
      <text:p text:style-name="P1"/>
      <text:p text:style-name="P1">1. <text:span text:style-name="T1">EMPLOYMENT</text:span>. The Contractee shall employ the Independent Contractor, and the Independent Contractor shall serve the Contractee upon the terms and conditions hereinafter set forth.</text:p>
      <text:p text:style-name="P1"/>
      <text:p text:style-name="P1">2. <text:span text:style-name="T1">TERM AND EXTENSION</text:span>.The employment of the Independent Contractor hereunder shall commence on <text:span text:style-name="T1">March 3, 2010</text:span> and shall continue to and including <text:span text:style-name="T1">August 3, 2010</text:span>.</text:p>
      <text:p text:style-name="P1"/>
      <text:p text:style-name="P1">3. <text:span text:style-name="T1">DUTIES</text:span>. During the period or periods of his employment hereunder, the Independent Contractor shall serve the Contractee and shall perform any and all software engineering services required or requested in connection with their business.</text:p>
      <text:p text:style-name="P1"/>
      <text:p text:style-name="P1">4. <text:span text:style-name="T1">TIME REQUIREMENTS</text:span>. The Independent Contractor shall devote during the period ending May 3, 2010 his time, energy and skill to the duties of his employment hereunder and shall periodically, or at any time upon the request of the Corporation, submit data as to the time performed.</text:p>
      <text:p text:style-name="P1"/>
      <text:p text:style-name="P1">5. <text:span text:style-name="T1">COMPENSATION</text:span>. The Contractee shall pay to the Independent Contractor for his services sums in the aggregate amounting to €1000 (1000 euros) per 40 hours worked, during the period of his employment hereunder. <text:s/>Such aggregate sums shall be paid upon satisfactory completion or status evaluation of any software engineering project and from the proceeds received from the client for whom software engineering services are rendered.</text:p>
      <text:p text:style-name="P1"/>
      <text:p text:style-name="P1">6. <text:span text:style-name="T1">INDEMNIFICATION AND HOLD HARMLESS PROVISION</text:span>. The Independent Contractor agrees hereby to indemnify and hold harmless the Contractee from any and all claims by the Independent Contractor, which may arise out of and in the course of the performance of his duties hereunder. <text:s/>Any and all claims for unemployment benefits and or claims for workers' compensation benefits are hereby expressly waived by the Independent Contractor who agrees to maintain separate policies of liability, health, and accident insurance as may be necessary or required by the Contractee in <text:soft-page-break/>connection with the performance of its duties herein.</text:p>
      <text:p text:style-name="P1"/>
      <text:p text:style-name="P1">7. <text:span text:style-name="T1">RELATIONSHIP BETWEEN PARTIES</text:span>. The Independent Contractor is employed by the Contractee only for the purposes and to the extent set forth in this Agreement, and his relation to the Contractee shall, during the period or periods of his employment and services hereunder, be that of an independent contractor. <text:s/>The Independent Contractor shall not be considered as having an employee status or as being entitled to participate in any plans, arrangements, or distributions by the Contractee pertaining to or in connection with any insurance, pension, stock, bonus, profit-sharing, or similar benefits for their regular employees. </text:p>
      <text:p text:style-name="P1"/>
      <text:p text:style-name="P1">8. <text:span text:style-name="T1">PROFESSIONAL RESPONSIBILITY</text:span>. Nothing in this Agreement shall be construed to interfere with or otherwise affect the rendering of services by the Independent Contractor in accordance with his independent and professional judgment. <text:s/>The Independent Contractor shall perform his services in a good and workmanlike manner and in accordance with generally accepted software engineering practices.</text:p>
      <text:p text:style-name="P1"/>
      <text:p text:style-name="P1">9. <text:span text:style-name="T1">ENTIRE AGREEMENT</text:span>. The within Agreement shall be construed in accordance with international trade law and shall constitute the entire Agreement between the parties.</text:p>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_________________________</text:p>
          </table:table-cell>
          <table:table-cell table:style-name="Table1.A1" office:value-type="string">
            <text:p text:style-name="P4"/>
          </table:table-cell>
          <table:table-cell table:style-name="Table1.A1" office:value-type="string">
            <text:p text:style-name="P5">_________________________</text:p>
          </table:table-cell>
        </table:table-row>
        <table:table-row>
          <table:table-cell table:style-name="Table1.A1" office:value-type="string">
            <text:p text:style-name="P2">Contractee</text:p>
          </table:table-cell>
          <table:table-cell table:style-name="Table1.A1" office:value-type="string">
            <text:p text:style-name="P2"/>
          </table:table-cell>
          <table:table-cell table:style-name="Table1.A1" office:value-type="string">
            <text:p text:style-name="P2">Independent Contractor</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nas Galvez</meta:initial-creator>
    <meta:creation-date>2010-03-19T11:01:43</meta:creation-date>
    <dc:date>2010-03-23T08:58:07</dc:date>
    <dc:creator>Jonas Galvez</dc:creator>
    <meta:editing-duration>PT00H07M56S</meta:editing-duration>
    <meta:editing-cycles>2</meta:editing-cycles>
    <meta:generator>OpenOffice.org/3.1$Unix OpenOffice.org_project/310m11$Build-9399</meta:generator>
    <meta:document-statistic meta:table-count="1" meta:image-count="0" meta:object-count="0" meta:page-count="2" meta:paragraph-count="16" meta:word-count="503" meta:character-count="3436"/>
  </office:meta>
</office:document-meta>
</file>